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a primeira forma simples de perceber falha é averiguando o valor de ET. Se for menor que 1, provavelmente há algo de errado com a tentativa de estacionar, isto é, o caminhão parou antes de chegar na vaga. Contudo, há casos em que ET é menor que 1 e a variável sucesso é verdadeira. Isso é possível pois o critério de parada usado permite ao carro parar um pouco antes do ponto ideal, usado no cálculo da distância euclidiana. <text:span text:style-name="T2">Observamos que isso ocorre com maior frequência quando o ângulo do caminhão está próximo do ângulo da reta euclideana formada entre sua posição original e a posição ideal.</text:span></text:p>
      <text:p text:style-name="Standard"/>
      <text:p text:style-name="Standard">Dos dados obtidos com as simulações, podemos perceber que o algoritmo falha frequentemente quando é necessário fazer uma manobra brusca, isto é, quando o carro não tem alternativa a não ser virar completamente o volante para um lado. <text:span text:style-name="T2">Podemos ver isso buscando os casos em que o algoritmo terminou com um erro de trajetória menor que 1, executou poucos passos e foi posicionado muito próximo da parede.</text:span></text:p>
      <text:p text:style-name="Standard"/>
      <text:p text:style-name="Standard">Sucesso é uma variável “<text:span text:style-name="T3">crisp</text:span>”. Ela não é muito boa para avaliar se o veículo parou adequadamente na vaga, se usada sozinha. Contudo, com ela observamos que 29,75% dos casos foram considerados bem-sucedidos. Notamos também que os casos que apresentamos acima representam 23,34%. Do total de testes, somente 5,98% foi considerado bem-sucedido, portanto, se conseguirmos melhorar os casos restantes, podemos incrementar nossa taxa de sucesso em 17,36%.</text:p>
      <text:p text:style-name="Standard"/>
      <text:p text:style-name="Standard">Texto marcado precisa ter hipótese confirm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Pereira de Magalhães</meta:initial-creator>
    <meta:creation-date>2012-05-01T17:09:28</meta:creation-date>
    <dc:date>2012-05-01T19:38:51</dc:date>
    <dc:creator>Ramiro Pereira de Magalhães</dc:creator>
    <meta:editing-duration>PT2H29M24S</meta:editing-duration>
    <meta:editing-cycles>28</meta:editing-cycles>
    <meta:generator>LibreOffice/3.4$Linux LibreOffice_project/340m1$Build-602</meta:generator>
    <meta:document-statistic meta:table-count="0" meta:image-count="0" meta:object-count="0" meta:page-count="1" meta:paragraph-count="4" meta:word-count="247" meta:character-count="1496" meta:non-whitespace-character-count="1253"/>
  </office:meta>
</office:document-meta>
</file>